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 Proposal</text:p>
      <text:p text:style-name="Standard"/>
      <text:p text:style-name="Standard">To get started on our project, the first thing to do was to find a working python chess implementation. We settled on using the most complete chess implementation we could find because a chess AI that can't deal with castling, pawn promotion, and en passant isn't a terribly useful AI. The trade off was speed and that the code had no implementation for AI and was not done in an Object-Oriented Way. We decided that dealing with this was better than implementing castling, pawn promotion, etc. ourselves.</text:p>
      <text:p text:style-name="Standard"/>
      <text:p text:style-name="Standard">We've spent the last two weeks refactoring the previous code into a MVC model to make it easier to interface with. We then implemented a way for two chess AIs to play against each other. We got AIs that made random moves to play against each other without a problem. We're currently trying to implement tree search for the AI. (Tree search is the standard textbook way of having AI decide on the next move in a chess game). The interesting space where we'll start to make algorithm and design decisions is in the future, when we write “pruning” and “quiescence” functions that determine when to search deeper into the tree (look further into the possible future moves) and when to stop looking any further. Writing complex “board evaluation” functions, which the AI uses to determine how “good” a board is for itself, is a possibility as well. </text:p>
      <text:p text:style-name="Standard"/>
      <text:p text:style-name="Standard">Our most significant design decision so far was in choosing the chess implementation, which determines the speed of our chess program and thus how far our AI can look into the game tree. It is a inefficient implementation, not written for speed, but it's the best one complete one we found. It looks like not many people do serious chess AI work in python because it's a higher level and slower language. It's okay for us though, we aren't planning on writing a competitive Chess AI. Instead, the main goal is to explore how Chess AI can be programmed with Machine Learning (ML).</text:p>
      <text:p text:style-name="Standard"/>
      <text:p text:style-name="Standard">We kept our goal of ML in mind when implementing the tree search algorithm: Chess Ais take board evaluation, pruning and quiescence functions as input when they are instantiated. This way, for genetic algorithms, we can initialize Chess Ais with differently weighted pruning, quiescence, and board evaluation functions. <text:s text:c="11"/><text:tab/><text:tab/> <text:s text:c="5"/></text:p>
      <text:p text:style-name="Standard"/>
      <text:p text:style-name="Standard">Our development plan is to get tree search working, get a basic (and textbook) pruning algorithm called alpha-beta pruning working, and to look into the possibility of implementing data structures called transposition tables that can save a lot of time by having the AI “remember” board states that occur frequently. (Transposition tables are pretty complex to implement so we might ignore it in the interest of getting to the ML part of the project). Finally, we'll implement a basic quiescence function. At that point, we'll have our minimum deliverable, a not-terrible Chess AI. We think we want to use ML to dynamically change the board evaluation function as a game progresses, but the ML direction isn't set in stone yet. Both team members have been involved in coding and making design decisions and we'll continue to do so and pair program. <text:s/></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chen </meta:initial-creator>
    <meta:creation-date>2014-04-07T00:16:42</meta:creation-date>
    <meta:generator>LibreOffice/3.5$Linux_X86_64 LibreOffice_project/350m1$Build-2</meta:generator>
    <dc:date>2014-04-07T01:11:57</dc:date>
    <dc:creator>dchen </dc:creator>
    <meta:editing-duration>PT49M53S</meta:editing-duration>
    <meta:editing-cycles>28</meta:editing-cycles>
    <meta:document-statistic meta:table-count="0" meta:image-count="0" meta:object-count="0" meta:page-count="1" meta:paragraph-count="7" meta:word-count="529" meta:character-count="3133" meta:non-whitespace-character-count="2586"/>
  </office:meta>
</office:document-meta>
</file>